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ContentPackage.getItems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.Content( String [ ] paths , Predicate filter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ContentPackage.addContent( String [ ] paths , Predicate filter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ngIterator.FilteringIterator( final Session session , final List contentList , final boolean include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terContentPackage.isInclude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ng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tering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ContentPackage.addContent( String path , Predicate filter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ngIterator.has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terContentPackage.setIncludeProperties( boolean include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ngIterator.checkForNextNode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5">
            <text:p text:style-name="Table_20_Contents">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